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style style:name="P1" style:parent-style-name="Textbody" style:master-page-name="MP0" style:family="paragraph">
      <style:paragraph-properties fo:break-before="page" fo:text-align="justify"/>
    </style:style>
    <style:style style:name="P2" style:parent-style-name="Textbody" style:family="paragraph">
      <style:paragraph-properties fo:text-align="justify"/>
    </style:style>
    <style:style style:name="P3" style:parent-style-name="Textbody" style:family="paragraph">
      <style:paragraph-properties fo:text-align="justify" fo:margin-bottom="0in" fo:margin-left="0.4923in">
        <style:tab-stops/>
      </style:paragraph-properties>
    </style:style>
    <style:style style:name="P4" style:parent-style-name="Textbody" style:family="paragraph">
      <style:paragraph-properties fo:text-align="justify" fo:margin-bottom="0in" fo:margin-left="0.4923in">
        <style:tab-stops/>
      </style:paragraph-properties>
    </style:style>
    <style:style style:name="P5" style:parent-style-name="Textbody" style:family="paragraph">
      <style:paragraph-properties fo:text-align="justify" fo:margin-bottom="0in" fo:margin-left="0.4923in">
        <style:tab-stops/>
      </style:paragraph-properties>
    </style:style>
    <style:style style:name="P6" style:parent-style-name="Textbody" style:family="paragraph">
      <style:paragraph-properties fo:text-align="justify" fo:margin-bottom="0in" fo:margin-left="0.4923in">
        <style:tab-stops/>
      </style:paragraph-properties>
    </style:style>
    <style:style style:name="P7" style:parent-style-name="Textbody" style:family="paragraph">
      <style:paragraph-properties fo:text-align="justify" fo:margin-left="0.4923in">
        <style:tab-stops/>
      </style:paragraph-properties>
    </style:style>
    <style:style style:name="P8" style:parent-style-name="Textbody" style:family="paragraph">
      <style:paragraph-properties fo:text-align="justify" fo:margin-left="0.4923in">
        <style:tab-stops/>
      </style:paragraph-properties>
    </style:style>
    <style:style style:name="P9" style:parent-style-name="Textbody" style:family="paragraph">
      <style:paragraph-properties fo:text-align="justify"/>
    </style:style>
    <style:style style:name="P10" style:parent-style-name="Textbody" style:family="paragraph">
      <style:paragraph-properties fo:text-align="justify"/>
    </style:style>
    <style:style style:name="P11" style:parent-style-name="Textbody" style:family="paragraph">
      <style:paragraph-properties fo:text-align="justify"/>
    </style:style>
    <style:style style:name="P12" style:parent-style-name="Textbody" style:list-style-name="LFO1" style:family="paragraph">
      <style:paragraph-properties fo:text-align="justify" fo:margin-bottom="0in"/>
    </style:style>
    <style:style style:name="P13" style:parent-style-name="Textbody" style:list-style-name="LFO1" style:family="paragraph">
      <style:paragraph-properties fo:text-align="justify" fo:margin-bottom="0in"/>
    </style:style>
    <style:style style:name="P14" style:parent-style-name="Textbody" style:list-style-name="LFO1" style:family="paragraph">
      <style:paragraph-properties fo:text-align="justify" fo:margin-bottom="0in"/>
    </style:style>
    <style:style style:name="P15" style:parent-style-name="Textbody" style:list-style-name="LFO1" style:family="paragraph">
      <style:paragraph-properties fo:text-align="justify"/>
    </style:style>
    <style:style style:name="P16" style:parent-style-name="Textbody" style:family="paragraph">
      <style:paragraph-properties fo:text-align="justify"/>
    </style:style>
    <style:style style:name="P17" style:parent-style-name="Textbody" style:list-style-name="LFO2" style:family="paragraph">
      <style:paragraph-properties fo:text-align="justify" fo:margin-bottom="0in"/>
    </style:style>
    <style:style style:name="P18" style:parent-style-name="Textbody" style:list-style-name="LFO2" style:family="paragraph">
      <style:paragraph-properties fo:text-align="justify" fo:margin-bottom="0in"/>
    </style:style>
    <style:style style:name="P19" style:parent-style-name="Textbody" style:list-style-name="LFO2" style:family="paragraph">
      <style:paragraph-properties fo:text-align="justify" fo:margin-bottom="0in"/>
    </style:style>
    <style:style style:name="P20" style:parent-style-name="Textbody" style:list-style-name="LFO2" style:family="paragraph">
      <style:paragraph-properties fo:text-align="justify"/>
    </style:style>
    <style:style style:name="P21" style:parent-style-name="Textbody" style:family="paragraph">
      <style:paragraph-properties fo:text-align="justify"/>
    </style:style>
    <style:style style:name="P22" style:parent-style-name="Textbody" style:list-style-name="LFO3" style:family="paragraph">
      <style:paragraph-properties fo:text-align="justify" fo:margin-bottom="0in"/>
    </style:style>
    <style:style style:name="P23" style:parent-style-name="Textbody" style:list-style-name="LFO3" style:family="paragraph">
      <style:paragraph-properties fo:text-align="justify" fo:margin-bottom="0in"/>
    </style:style>
    <style:style style:name="P24" style:parent-style-name="Textbody" style:list-style-name="LFO3" style:family="paragraph">
      <style:paragraph-properties fo:text-align="justify" fo:margin-bottom="0in"/>
    </style:style>
    <style:style style:name="P25" style:parent-style-name="Textbody" style:list-style-name="LFO3" style:family="paragraph">
      <style:paragraph-properties fo:text-align="justify" fo:margin-bottom="0in"/>
    </style:style>
    <style:style style:name="P26" style:parent-style-name="Textbody" style:list-style-name="LFO3" style:family="paragraph">
      <style:paragraph-properties fo:text-align="justify" fo:margin-bottom="0in"/>
    </style:style>
    <style:style style:name="P27" style:parent-style-name="Textbody" style:list-style-name="LFO3" style:family="paragraph">
      <style:paragraph-properties fo:text-align="justify" fo:margin-bottom="0in"/>
    </style:style>
    <style:style style:name="P28" style:parent-style-name="Textbody" style:list-style-name="LFO3" style:family="paragraph">
      <style:paragraph-properties fo:text-align="justify"/>
    </style:style>
    <style:style style:name="P29" style:parent-style-name="Textbody" style:family="paragraph">
      <style:paragraph-properties fo:text-align="justify"/>
    </style:style>
    <style:style style:name="P30" style:parent-style-name="Textbody" style:family="paragraph">
      <style:paragraph-properties fo:text-align="justify"/>
    </style:style>
    <style:style style:name="P31" style:parent-style-name="Textbody" style:family="paragraph">
      <style:paragraph-properties fo:text-align="justify"/>
    </style:style>
    <style:style style:name="P32" style:parent-style-name="Textbody" style:family="paragraph">
      <style:paragraph-properties fo:text-align="justify"/>
    </style:style>
    <style:style style:name="P33" style:parent-style-name="Textbody" style:family="paragraph">
      <style:paragraph-properties fo:text-align="justify"/>
    </style:style>
    <style:style style:name="P34" style:parent-style-name="Textbody" style:list-style-name="LFO4" style:family="paragraph">
      <style:paragraph-properties fo:text-align="justify" fo:margin-bottom="0in"/>
    </style:style>
    <style:style style:name="P35" style:parent-style-name="Textbody" style:list-style-name="LFO4" style:family="paragraph">
      <style:paragraph-properties fo:text-align="justify"/>
    </style:style>
    <style:style style:name="P36" style:parent-style-name="Textbody" style:family="paragraph">
      <style:paragraph-properties fo:text-align="justify"/>
    </style:style>
    <style:style style:name="P37" style:parent-style-name="Textbody" style:family="paragraph">
      <style:paragraph-properties fo:text-align="justify"/>
    </style:style>
    <style:style style:name="P38" style:parent-style-name="Textbody" style:list-style-name="LFO5" style:family="paragraph">
      <style:paragraph-properties fo:text-align="justify" fo:margin-bottom="0in"/>
    </style:style>
    <style:style style:name="P39" style:parent-style-name="Textbody" style:list-style-name="LFO5" style:family="paragraph">
      <style:paragraph-properties fo:text-align="justify"/>
    </style:style>
    <style:style style:name="P40" style:parent-style-name="Standard" style:family="paragraph">
      <style:paragraph-properties fo:text-align="justify"/>
    </style:style>
  </office:automatic-styles>
  <office:body>
    <office:text text:use-soft-page-breaks="true">
      <text:p text:style-name="P1">Memorandum de reunion Lunes 7 de diciembre del 2020</text:p>
      <text:p text:style-name="P2">Presentacion de la Ing. Erick Salas.</text:p>
      <text:p text:style-name="P3">1.- Creacion de correo CPAALMEIDA.</text:p>
      <text:p text:style-name="P4">2.- Agregarla al¿ la Ing. Erick Salas WSP.</text:p>
      <text:p text:style-name="P5">3.- Ing. Almeida,<text:s/>deberá<text:s/>contactar con el contador de Linkotel (el Sr. Jose Bravo)</text:p>
      <text:p text:style-name="P6">4.- toda la<text:s/>información<text:s/>será<text:s/>documentada de forma<text:s/>electrónica.</text:p>
      <text:p text:style-name="P7">5.- se debe coordinar para<text:s/>una visita<text:s/>técnica<text:s/>para ver documentos originales/inventarios</text:p>
      <text:p text:style-name="P8"/>
      <text:p text:style-name="P9">La Ing. Erika Salas sera la coordinadora de la Auditoria de Linkotel.</text:p>
      <text:p text:style-name="P10">el mes de diciembre sera dedicado a la Auditoria de Linkotel</text:p>
      <text:p text:style-name="P11">Para la Auditoria de Linkotel, se<text:s/>solicitó<text:s/>que se debe realizar todo el trabajo en un excel de auditoria que indico la empresa encargada.</text:p>
      <text:list text:style-name="LFO1" text:continue-numbering="true">
        <text:list-item>
          <text:p text:style-name="P12">la ing. Ericka Salas debera familiarizarse con el excel de la compañia.</text:p>
        </text:list-item>
        <text:list-item>
          <text:p text:style-name="P13">Cesar debera actualizar los datos de dicho excel actualizados a 2020.</text:p>
        </text:list-item>
        <text:list-item>
          <text:p text:style-name="P14">implementacion de GitHub para<text:s/>los papeles de trabajo para la Auditoria</text:p>
        </text:list-item>
        <text:list-item>
          <text:p text:style-name="P15">Planear una capacitacion sobre Github sobre</text:p>
        </text:list-item>
      </text:list>
      <text:p text:style-name="P16">Adicional a los papeles de trabajo</text:p>
      <text:list text:style-name="LFO2" text:continue-numbering="true">
        <text:list-item>
          <text:p text:style-name="P17">se debe de tener en cuenta todas las cuentas relacionadas, debido a que existen transacciones poco comunes entre la empresa (Linkotel)<text:s/>y Telconet.</text:p>
        </text:list-item>
        <text:list-item>
          <text:p text:style-name="P18">tener especial atencion con las transacciones realacionadas con el Sr. Topic.</text:p>
        </text:list-item>
        <text:list-item>
          <text:p text:style-name="P19">se debe realizar una buena evaluacion de riesgo de auditoria por parte del Ing. Almeida.</text:p>
        </text:list-item>
        <text:list-item>
          <text:p text:style-name="P20">cualquier transaccion con partes relacionadas se puede verificar directamente con el Ing. Almeida.</text:p>
        </text:list-item>
      </text:list>
      <text:p text:style-name="P21">Asuntos contables importantes:</text:p>
      <text:list text:style-name="LFO3" text:continue-numbering="true">
        <text:list-item>
          <text:p text:style-name="P22">provision para cuentas incobrables:  desde el 2018 han mantenido el mismo valor. (USD $ 46.000), ya se ha realizado un estimado de dicha cuenta.</text:p>
        </text:list-item>
        <text:list-item>
          <text:p text:style-name="P23">revisar el ingreso que ha tenido la empresa, los plazos de pago, e indicar que dicha cuenta es no es corriente, debido a que no tiene garantia de dichos valores sean pagados a corto plazo.</text:p>
        </text:list-item>
        <text:list-item>
          <text:p text:style-name="P24">los estados financieros con Linkotel fueron prometidos para el 15 de diciembre,</text:p>
        </text:list-item>
        <text:list-item>
          <text:p text:style-name="P25">Tasas de depreciacion:</text:p>
          <text:list text:continue-numbering="true">
            <text:list-item>
              <text:p text:style-name="P26">equipos de telecomunicaciones: se indica que los activos de Linkotel son<text:s/>más<text:s/>antiguos que los que cuenta Telconet.</text:p>
            </text:list-item>
            <text:list-item>
              <text:p text:style-name="P27">se les indicara que se cambie la tasa de depreciacion.</text:p>
            </text:list-item>
            <text:list-item>
              <text:p text:style-name="P28">siendo del mismo grupo que telconet, porque los porcentajes de depreciacion son diferentes</text:p>
            </text:list-item>
          </text:list>
        </text:list-item>
      </text:list>
      <text:p text:style-name="P29"/>
      <text:p text:style-name="P30"/>
      <text:p text:style-name="P31"/>
      <text:p text:style-name="P32"/>
      <text:p text:style-name="P33">Sobre los ingresos</text:p>
      <text:list text:style-name="LFO4" text:continue-numbering="true">
        <text:list-item>
          <text:p text:style-name="P34">los terminos y condiciones de la contratacion de los servicios de telconet</text:p>
        </text:list-item>
        <text:list-item>
          <text:p text:style-name="P35">si existe algun mantenimiento, existe alguna provision por terminos por provisiones. (revisar)</text:p>
        </text:list-item>
      </text:list>
      <text:p text:style-name="P36"/>
      <text:p text:style-name="P37">Proveedores</text:p>
      <text:list text:style-name="LFO5" text:continue-numbering="true">
        <text:list-item>
          <text:p text:style-name="P38">la empresa recibe facturas de los<text:s/>proveedores al temino del año por inteconexcion, dichas facturas son entregadas al inicio del prox año. (revisar)</text:p>
        </text:list-item>
        <text:list-item>
          <text:p text:style-name="P39">se realiza provisiones facturas de proveedores</text:p>
        </text:list-item>
      </text:list>
      <text:p text:style-name="P40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OpenSymbol" style:font-charset="x-symbol" svg:font-family="Open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C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  <style:text-properties style:font-name="OpenSymbol"/>
      </text:list-level-style-bullet>
      <text:list-level-style-bullet text:level="2" text:style-name="WW_CharLFO2LVL2" text:bullet-char="•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  <style:text-properties style:font-name="OpenSymbol"/>
      </text:list-level-style-bullet>
      <text:list-level-style-bullet text:level="3" text:style-name="WW_CharLFO2LVL3" text:bullet-char="•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  <style:text-properties style:font-name="OpenSymbol"/>
      </text:list-level-style-bullet>
      <text:list-level-style-bullet text:level="5" text:style-name="WW_CharLFO2LVL5" text:bullet-char="•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  <style:text-properties style:font-name="OpenSymbol"/>
      </text:list-level-style-bullet>
      <text:list-level-style-bullet text:level="6" text:style-name="WW_CharLFO2LVL6" text:bullet-char="•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  <style:text-properties style:font-name="OpenSymbol"/>
      </text:list-level-style-bullet>
      <text:list-level-style-bullet text:level="8" text:style-name="WW_CharLFO2LVL8" text:bullet-char="•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  <style:text-properties style:font-name="OpenSymbol"/>
      </text:list-level-style-bullet>
      <text:list-level-style-bullet text:level="9" text:style-name="WW_CharLFO2LVL9" text:bullet-char="•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  <style:text-properties style:font-name="OpenSymbol"/>
      </text:list-level-style-bullet>
    </text:list-style>
    <text:list-style style:name="LFO3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944in" text:min-label-width="0.1965in" text:list-level-position-and-space-mode="label-alignment">
          <style:list-level-label-alignment text:label-followed-by="listtab" fo:margin-left="0.4909in" fo:text-indent="-0.1965in"/>
        </style:list-level-properties>
      </text:list-level-style-number>
      <text:list-level-style-number text:level="2" style:num-suffix="." style:num-format="1">
        <style:list-level-properties text:space-before="0.7854in" text:min-label-width="0.1965in" text:list-level-position-and-space-mode="label-alignment">
          <style:list-level-label-alignment text:label-followed-by="listtab" fo:margin-left="0.9819in" fo:text-indent="-0.1965in"/>
        </style:list-level-properties>
      </text:list-level-style-number>
      <text:list-level-style-number text:level="3" style:num-suffix="." style:num-format="1">
        <style:list-level-properties text:space-before="1.2763in" text:min-label-width="0.1965in" text:list-level-position-and-space-mode="label-alignment">
          <style:list-level-label-alignment text:label-followed-by="listtab" fo:margin-left="1.4729in" fo:text-indent="-0.1965in"/>
        </style:list-level-properties>
      </text:list-level-style-number>
      <text:list-level-style-number text:level="4" style:num-suffix="." style:num-format="1">
        <style:list-level-properties text:space-before="1.7673in" text:min-label-width="0.1965in" text:list-level-position-and-space-mode="label-alignment">
          <style:list-level-label-alignment text:label-followed-by="listtab" fo:margin-left="1.9638in" fo:text-indent="-0.1965in"/>
        </style:list-level-properties>
      </text:list-level-style-number>
      <text:list-level-style-number text:level="5" style:num-suffix="." style:num-format="1">
        <style:list-level-properties text:space-before="2.2583in" text:min-label-width="0.1965in" text:list-level-position-and-space-mode="label-alignment">
          <style:list-level-label-alignment text:label-followed-by="listtab" fo:margin-left="2.4548in" fo:text-indent="-0.1965in"/>
        </style:list-level-properties>
      </text:list-level-style-number>
      <text:list-level-style-number text:level="6" style:num-suffix="." style:num-format="1">
        <style:list-level-properties text:space-before="2.7493in" text:min-label-width="0.1965in" text:list-level-position-and-space-mode="label-alignment">
          <style:list-level-label-alignment text:label-followed-by="listtab" fo:margin-left="2.9458in" fo:text-indent="-0.1965in"/>
        </style:list-level-properties>
      </text:list-level-style-number>
      <text:list-level-style-number text:level="7" style:num-suffix="." style:num-format="1">
        <style:list-level-properties text:space-before="3.2402in" text:min-label-width="0.1965in" text:list-level-position-and-space-mode="label-alignment">
          <style:list-level-label-alignment text:label-followed-by="listtab" fo:margin-left="3.4368in" fo:text-indent="-0.1965in"/>
        </style:list-level-properties>
      </text:list-level-style-number>
      <text:list-level-style-number text:level="8" style:num-suffix="." style:num-format="1">
        <style:list-level-properties text:space-before="3.7312in" text:min-label-width="0.1965in" text:list-level-position-and-space-mode="label-alignment">
          <style:list-level-label-alignment text:label-followed-by="listtab" fo:margin-left="3.9277in" fo:text-indent="-0.1965in"/>
        </style:list-level-properties>
      </text:list-level-style-number>
      <text:list-level-style-number text:level="9" style:num-suffix="." style:num-format="1">
        <style:list-level-properties text:space-before="4.2222in" text:min-label-width="0.1965in" text:list-level-position-and-space-mode="label-alignment">
          <style:list-level-label-alignment text:label-followed-by="listtab" fo:margin-left="4.4187in" fo:text-indent="-0.196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Carlos Almeida</meta:initial-creator>
    <dc:creator>Cesar Alberto Leon Galarraga</dc:creator>
    <meta:creation-date>2020-12-07T18:29:00Z</meta:creation-date>
    <dc:date>2020-12-07T23:45:00Z</dc:date>
    <meta:template xlink:href="Normal.dotm" xlink:type="simple"/>
    <meta:editing-cycles>3</meta:editing-cycles>
    <meta:editing-duration>PT18060S</meta:editing-duration>
    <meta:document-statistic meta:page-count="2" meta:paragraph-count="5" meta:word-count="385" meta:character-count="2503" meta:row-count="17" meta:non-whitespace-character-count="2123"/>
  </office:meta>
</office:document-meta>
</file>